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00cccc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id="id8" draw:layer="layout" svg:width="10cm" svg:height="7.5cm" svg:x="4.5cm" svg:y="2.5cm">
            <text:p text:style-name="P1"><text:span text:style-name="T1">Stareater core</text:span></text:p>
          </draw:rect>
          <draw:rect draw:style-name="gr2" draw:text-style-name="P4" draw:layer="layout" svg:width="5cm" svg:height="2.5cm" svg:x="5cm" svg:y="4cm">
            <text:p text:style-name="P3"><text:span text:style-name="T2">Game</text:span></text:p>
            <text:p text:style-name="P3"><text:span text:style-name="T2">mechanics</text:span></text:p>
          </draw:rect>
          <draw:rect draw:style-name="gr3" draw:text-style-name="P4" draw:id="id4" draw:layer="layout" svg:width="3.5cm" svg:height="1.5cm" svg:x="10.5cm" svg:y="3cm">
            <text:p text:style-name="P3"><text:span text:style-name="T2">Map builder</text:span></text:p>
            <text:p text:style-name="P3"><text:span text:style-name="T2">interface</text:span></text:p>
          </draw:rect>
          <draw:rect draw:style-name="gr3" draw:text-style-name="P4" draw:id="id2" draw:layer="layout" svg:width="3.5cm" svg:height="1.5cm" svg:x="10.5cm" svg:y="5cm">
            <text:p text:style-name="P3"><text:span text:style-name="T2">AI/player</text:span></text:p>
            <text:p text:style-name="P3"><text:span text:style-name="T2">interface</text:span></text:p>
          </draw:rect>
          <draw:rect draw:style-name="gr2" draw:text-style-name="P4" draw:layer="layout" svg:width="5cm" svg:height="2.5cm" svg:x="9cm" svg:y="7cm">
            <text:p text:style-name="P3"><text:span text:style-name="T2">Model to GUI</text:span></text:p>
            <text:p text:style-name="P3"><text:span text:style-name="T2">controller</text:span></text:p>
          </draw:rect>
          <draw:rect draw:style-name="gr4" draw:text-style-name="P5" draw:id="id6" draw:layer="layout" svg:width="15.5cm" svg:height="1.5cm" svg:x="4.5cm" svg:y="10.7cm">
            <text:p text:style-name="P3"><text:span text:style-name="T1">Winforms GUI</text:span></text:p>
          </draw:rect>
          <draw:rect draw:style-name="gr4" draw:text-style-name="P6" draw:id="id3" draw:layer="layout" svg:width="4.5cm" svg:height="2cm" svg:x="15.5cm" svg:y="2.5cm">
            <text:p text:style-name="P6"><text:span text:style-name="T3">Default map </text:span></text:p>
            <text:p text:style-name="P6"><text:span text:style-name="T3">builder</text:span></text:p>
          </draw:rect>
          <draw:rect draw:style-name="gr4" draw:text-style-name="P6" draw:id="id1" draw:layer="layout" svg:width="4.5cm" svg:height="2cm" svg:x="15.5cm" svg:y="5cm">
            <text:p text:style-name="P6"><text:span text:style-name="T3">AI player</text:span></text:p>
          </draw:rect>
          <draw:rect draw:style-name="gr4" draw:text-style-name="P6" draw:id="id5" draw:layer="layout" svg:width="4.5cm" svg:height="2cm" svg:x="15.5cm" svg:y="7.5cm">
            <text:p text:style-name="P6"><text:span text:style-name="T3">Remote </text:span></text:p>
            <text:p text:style-name="P6"><text:span text:style-name="T3">player</text:span></text:p>
          </draw:rect>
          <draw:connector draw:style-name="gr5" draw:text-style-name="P3" draw:layer="layout" draw:type="lines" svg:x1="9.5cm" svg:y1="2.5cm" svg:x2="9.5cm" svg:y2="2.5cm" svg:d="m9500 2500">
            <text:p/>
          </draw:connector>
          <draw:connector draw:style-name="gr5" draw:text-style-name="P3" draw:layer="layout" draw:type="line" svg:x1="15.5cm" svg:y1="6cm" svg:x2="14cm" svg:y2="5.75cm" draw:start-shape="id1" draw:end-shape="id2" svg:d="m15500 6000-1500-250">
            <text:p/>
          </draw:connector>
          <draw:connector draw:style-name="gr5" draw:text-style-name="P3" draw:layer="layout" draw:type="line" svg:x1="15.5cm" svg:y1="3.5cm" svg:x2="14cm" svg:y2="3.75cm" draw:start-shape="id3" draw:start-glue-point="3" draw:end-shape="id4" draw:end-glue-point="1" svg:d="m15500 3500-1500 250">
            <text:p/>
          </draw:connector>
          <draw:connector draw:style-name="gr5" draw:text-style-name="P3" draw:layer="layout" draw:type="line" svg:x1="15.5cm" svg:y1="8.5cm" svg:x2="14cm" svg:y2="5.75cm" draw:start-shape="id5" draw:start-glue-point="3" draw:end-shape="id2" svg:d="m15500 8500-1500-2750">
            <text:p/>
          </draw:connector>
          <draw:rect draw:style-name="gr3" draw:text-style-name="P5" draw:id="id7" draw:layer="layout" svg:width="4.5cm" svg:height="1.5cm" svg:x="10cm" svg:y="13cm">
            <text:p text:style-name="P3"><text:span text:style-name="T1">OpenTk</text:span></text:p>
          </draw:rect>
          <draw:connector draw:style-name="gr5" draw:text-style-name="P3" draw:layer="layout" draw:type="line" svg:x1="12.25cm" svg:y1="12.2cm" svg:x2="12.25cm" svg:y2="13cm" draw:start-shape="id6" draw:start-glue-point="2" draw:end-shape="id7" draw:end-glue-point="0" svg:d="m12250 12200v800">
            <text:p/>
          </draw:connector>
          <draw:connector draw:style-name="gr5" draw:text-style-name="P3" draw:layer="layout" draw:type="line" svg:x1="12.25cm" svg:y1="10.7cm" svg:x2="9.5cm" svg:y2="10cm" draw:start-shape="id6" draw:start-glue-point="0" draw:end-shape="id8" svg:d="m12250 10700-2750-700">
            <text:p/>
          </draw:connector>
          <draw:rect draw:style-name="gr2" draw:text-style-name="P4" draw:id="id9" draw:layer="layout" svg:width="3.5cm" svg:height="1cm" svg:x="5cm" svg:y="7cm">
            <text:p text:style-name="P3"><text:span text:style-name="T2">Game data</text:span></text:p>
          </draw:rect>
          <draw:rect draw:style-name="gr2" draw:text-style-name="P4" draw:id="id11" draw:layer="layout" svg:width="3.5cm" svg:height="1cm" svg:x="5cm" svg:y="8.5cm">
            <text:p text:style-name="P3"><text:span text:style-name="T2">Localization</text:span></text:p>
          </draw:rect>
          <draw:rect draw:style-name="gr3" draw:text-style-name="P5" draw:id="id10" draw:layer="layout" svg:width="2.5cm" svg:height="1cm" svg:x="1cm" svg:y="7cm">
            <text:p text:style-name="P3"><text:span text:style-name="T1">?</text:span></text:p>
          </draw:rect>
          <draw:rect draw:style-name="gr3" draw:text-style-name="P5" draw:id="id12" draw:layer="layout" svg:width="2.5cm" svg:height="1cm" svg:x="1cm" svg:y="8.5cm">
            <text:p text:style-name="P3"><text:span text:style-name="T1">?</text:span></text:p>
          </draw:rect>
          <draw:connector draw:style-name="gr5" draw:text-style-name="P3" draw:layer="layout" draw:type="line" svg:x1="5cm" svg:y1="7.5cm" svg:x2="3.5cm" svg:y2="7.5cm" draw:start-shape="id9" draw:start-glue-point="3" draw:end-shape="id10" draw:end-glue-point="1" svg:d="m5000 7500h-1500">
            <text:p/>
          </draw:connector>
          <draw:connector draw:style-name="gr5" draw:text-style-name="P3" draw:layer="layout" draw:type="line" svg:x1="5cm" svg:y1="9cm" svg:x2="3.5cm" svg:y2="9cm" draw:start-shape="id11" draw:start-glue-point="3" draw:end-shape="id12" draw:end-glue-point="1" svg:d="m5000 9000h-15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48M30S</meta:editing-duration>
    <meta:editing-cycles>6</meta:editing-cycles>
    <meta:generator>OpenOffice.org/3.2$Win32 OpenOffice.org_project/320m18$Build-9502</meta:generator>
    <dc:date>2012-09-04T11:52:12.62</dc:date>
    <meta:document-statistic meta:object-count="23"/>
  </office:meta>
</office:document-meta>
</file>